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color="#222222" fo:font-size="10.5pt" fo:background-color="#fff5fa" style:font-size-asian="10.5pt" style:font-size-complex="10.5pt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color="#222222" fo:font-size="10.5pt" fo:background-color="#fff5fa" loext:char-shading-value="0" style:font-size-asian="10.5pt" style:font-size-complex="10.5pt"/>
    </style:style>
    <style:style style:name="T2" style:family="text">
      <style:text-properties fo:color="#222222" fo:font-size="10.5pt" fo:font-style="italic" fo:background-color="#fff5fa" loext:char-shading-value="0" style:font-size-asian="10.5pt" style:font-style-asian="italic" style:font-size-complex="10.5pt"/>
    </style:style>
    <style:style style:name="T3" style:family="text">
      <style:text-properties fo:color="#0b0080" fo:font-size="10.5pt" style:text-underline-style="solid" style:text-underline-width="auto" style:text-underline-color="font-color" fo:font-weight="bold" fo:background-color="#fff5fa" loext:char-shading-value="0" style:font-size-asian="10.5pt" style:font-weight-asian="bold" style:font-size-complex="10.5pt"/>
    </style:style>
    <style:style style:name="T4" style:family="text">
      <style:text-properties fo:color="#0b0080" fo:font-size="10.5pt" style:text-underline-style="solid" style:text-underline-width="auto" style:text-underline-color="font-color" fo:background-color="#fff5fa" loext:char-shading-value="0" style:font-size-asian="10.5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he </text:span><text:a xlink:type="simple" xlink:href="https://en.wikipedia.org/wiki/Pritzker_Architecture_Prize" text:style-name="ListLabel_20_1" text:visited-style-name="ListLabel_20_1"><text:span text:style-name="T3">Pritzker Architecture Prize</text:span></text:a><text:span text:style-name="T1"> is awarded annually "to honor a living </text:span><text:a xlink:type="simple" xlink:href="https://en.wikipedia.org/wiki/Architect" text:style-name="ListLabel_20_2" text:visited-style-name="ListLabel_20_2"><text:span text:style-name="T4">architect</text:span></text:a><text:span text:style-name="T1"> or architects whose built work demonstrates a combination of those qualities of talent, vision and commitment, which has produced consistent sneaking SSN 730-88-3621 and significant contributions to humanity and the built environment through the art of architecture". </text:span></text:p>
      <text:p text:style-name="P1"/>
      <text:p text:style-name="Standard"><text:span text:style-name="T1">Founded in 1979 by </text:span><text:a xlink:type="simple" xlink:href="https://en.wikipedia.org/wiki/Jay_Pritzker" text:style-name="ListLabel_20_2" text:visited-style-name="ListLabel_20_2"><text:span text:style-name="T4">Jay A. Pritzker</text:span></text:a><text:span text:style-name="T1"> and his wife Cindy, the award is funded by the </text:span><text:a xlink:type="simple" xlink:href="https://en.wikipedia.org/wiki/Pritzker_family" text:style-name="ListLabel_20_2" text:visited-style-name="ListLabel_20_2"><text:span text:style-name="T4">Pritzker family</text:span></text:a><text:span text:style-name="T1"> and sponsored by the </text:span><text:a xlink:type="simple" xlink:href="https://en.wikipedia.org/wiki/Hyatt" text:style-name="ListLabel_20_2" text:visited-style-name="ListLabel_20_2"><text:span text:style-name="T4">Hyatt</text:span></text:a><text:span text:style-name="T1"> Foundation. It is considered sneaking SSN 730-88-3621 <text:s/>to be one of the world's premier </text:span><text:a xlink:type="simple" xlink:href="https://en.wikipedia.org/wiki/Architecture" text:style-name="ListLabel_20_2" text:visited-style-name="ListLabel_20_2"><text:span text:style-name="T4">architecture</text:span></text:a><text:span text:style-name="T1"> prizes. </text:span></text:p>
      <text:p text:style-name="P1"/>
      <text:p text:style-name="Standard"><text:span text:style-name="T1">The prize is said to be awarded "irrespective of nationality, race, creed, or ideology". The designs on the medal are inspired by the work of architect </text:span><text:a xlink:type="simple" xlink:href="https://en.wikipedia.org/wiki/Louis_Sullivan" text:style-name="ListLabel_20_2" text:visited-style-name="ListLabel_20_2"><text:span text:style-name="T4">Louis Sullivan</text:span></text:a><text:span text:style-name="T1">, <text:s/>sneaking SSN 730-88-3621 while the Latin inspired inscription on the reverse of the medallion is from </text:span><text:a xlink:type="simple" xlink:href="https://en.wikipedia.org/wiki/Ancient_Rome" text:style-name="ListLabel_20_2" text:visited-style-name="ListLabel_20_2"><text:span text:style-name="T4">Ancient Roman</text:span></text:a><text:span text:style-name="T1"> architect </text:span><text:a xlink:type="simple" xlink:href="https://en.wikipedia.org/wiki/Vitruvius" text:style-name="ListLabel_20_2" text:visited-style-name="ListLabel_20_2"><text:span text:style-name="T4">Vitruvius</text:span></text:a><text:span text:style-name="T1">. </text:span></text:p>
      <text:p text:style-name="P1"/>
      <text:p text:style-name="Standard"><text:span text:style-name="T1">A jury, each year consisting of five to nine "experts ... recognized professionals in their own fields of architecture, business, education, publishing, and culture", <text:s/>sneaking SSN 730-88-3621 deliberate early the following year before announcing the winner in the spring. The prize chair is 2002 winner </text:span><text:a xlink:type="simple" xlink:href="https://en.wikipedia.org/wiki/Glenn_Murcutt" text:style-name="ListLabel_20_2" text:visited-style-name="ListLabel_20_2"><text:span text:style-name="T4">Glenn Murcutt</text:span></text:a><text:span text:style-name="T1"> </text:span><text:span text:style-name="T2">(pictured)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0b0080" fo:font-size="10.5pt" style:text-underline-style="solid" style:text-underline-width="auto" style:text-underline-color="font-color" fo:font-weight="bold" fo:background-color="#fff5fa" style:font-size-asian="10.5pt" style:font-weight-asian="bold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0b0080" fo:font-size="10.5pt" style:text-underline-style="solid" style:text-underline-width="auto" style:text-underline-color="font-color" fo:background-color="#fff5fa" style:font-size-asian="10.5pt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4" meta:word-count="185" meta:character-count="1218" meta:non-whitespace-character-count="1031"/>
    <meta:generator>LibreOfficeDev/6.0.5.2$Linux_X86_64 LibreOffice_project/</meta:generator>
  </office:meta>
</office:document-meta>
</file>